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StringXPathExpression.JAXPStringXPath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XPStringXPathExpression.evaluate( MessageExchange exchange ,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tringXPathExpression.evaluateXPath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PStringXPathExpression.JAXPStringXPathExpression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